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777907692308" calcext:value-type="float">
            <text:p>3.50777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06606451613" calcext:value-type="float">
            <text:p>3.724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783612903226" calcext:value-type="float">
            <text:p>4.317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3352" calcext:value-type="float">
            <text:p>4.99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793025" calcext:value-type="float">
            <text:p>5.5379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60115" calcext:value-type="float">
            <text:p>5.426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8112" calcext:value-type="float">
            <text:p>5.24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899174193548" calcext:value-type="float">
            <text:p>5.0589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0912" calcext:value-type="float">
            <text:p>4.3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4764137931" calcext:value-type="float">
            <text:p>3.49647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972730434783" calcext:value-type="float">
            <text:p>3.549727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648133333333" calcext:value-type="float">
            <text:p>5.0364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97651612903" calcext:value-type="float">
            <text:p>5.563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15184516129" calcext:value-type="float">
            <text:p>5.561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587380645161" calcext:value-type="float">
            <text:p>5.4058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76722580645" calcext:value-type="float">
            <text:p>5.130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0928" calcext:value-type="float">
            <text:p>4.4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78735483871" calcext:value-type="float">
            <text:p>3.6817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734742857143" calcext:value-type="float">
            <text:p>3.4873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22184615385" calcext:value-type="float">
            <text:p>3.79722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78544516129" calcext:value-type="float">
            <text:p>3.677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4904" calcext:value-type="float">
            <text:p>3.97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47587096774" calcext:value-type="float">
            <text:p>4.655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052" calcext:value-type="float">
            <text:p>4.9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08670967742" calcext:value-type="float">
            <text:p>5.3640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43432258064" calcext:value-type="float">
            <text:p>5.35543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725625806452" calcext:value-type="float">
            <text:p>5.3072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637" calcext:value-type="float">
            <text:p>5.096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8664" calcext:value-type="float">
            <text:p>4.44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93006451613" calcext:value-type="float">
            <text:p>3.7789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65268965517" calcext:value-type="float">
            <text:p>3.55365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909212903226" calcext:value-type="float">
            <text:p>3.699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328516129032" calcext:value-type="float">
            <text:p>3.793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2528" calcext:value-type="float">
            <text:p>4.02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36875" calcext:value-type="float">
            <text:p>4.474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524" calcext:value-type="float">
            <text:p>4.70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47664516129" calcext:value-type="float">
            <text:p>5.288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03974193548" calcext:value-type="float">
            <text:p>5.443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5088" calcext:value-type="float">
            <text:p>5.31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52129032258" calcext:value-type="float">
            <text:p>5.215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8568" calcext:value-type="float">
            <text:p>4.54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805725" calcext:value-type="float">
            <text:p>4.268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277542857143" calcext:value-type="float">
            <text:p>3.4827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6815" calcext:value-type="float">
            <text:p>3.5476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23277419355" calcext:value-type="float">
            <text:p>3.6322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6072" calcext:value-type="float">
            <text:p>3.74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74193548387" calcext:value-type="float">
            <text:p>4.264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616283870968" calcext:value-type="float">
            <text:p>5.506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57584" calcext:value-type="float">
            <text:p>4.97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7735" calcext:value-type="float">
            <text:p>4.73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5384" calcext:value-type="float">
            <text:p>4.2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89496774193" calcext:value-type="float">
            <text:p>4.03889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1704" calcext:value-type="float">
            <text:p>3.5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12670967742" calcext:value-type="float">
            <text:p>3.398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30658064516" calcext:value-type="float">
            <text:p>3.3993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478" calcext:value-type="float">
            <text:p>3.9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0456" calcext:value-type="float">
            <text:p>4.75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74967741936" calcext:value-type="float">
            <text:p>5.2607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3495" calcext:value-type="float">
            <text:p>5.4633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16152" calcext:value-type="float">
            <text:p>5.20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78125" calcext:value-type="float">
            <text:p>4.3457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7816" calcext:value-type="float">
            <text:p>4.0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495425" calcext:value-type="float">
            <text:p>3.824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43028571429" calcext:value-type="float">
            <text:p>3.2794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536925" calcext:value-type="float">
            <text:p>3.3353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17935483871" calcext:value-type="float">
            <text:p>3.41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93695483871" calcext:value-type="float">
            <text:p>3.829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13575" calcext:value-type="float">
            <text:p>4.1341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27305" calcext:value-type="float">
            <text:p>5.0827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02322580645" calcext:value-type="float">
            <text:p>5.274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117290322581" calcext:value-type="float">
            <text:p>4.591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0305" calcext:value-type="float">
            <text:p>4.0540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57714285714" calcext:value-type="float">
            <text:p>3.9645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881" calcext:value-type="float">
            <text:p>4.762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3456" calcext:value-type="float">
            <text:p>4.3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32929032258" calcext:value-type="float">
            <text:p>3.6793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362124137931" calcext:value-type="float">
            <text:p>3.6436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95664516129" calcext:value-type="float">
            <text:p>4.1759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373006451613" calcext:value-type="float">
            <text:p>4.0837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47144" calcext:value-type="float">
            <text:p>3.7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16670967742" calcext:value-type="float">
            <text:p>3.7181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712" calcext:value-type="float">
            <text:p>4.2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15406451613" calcext:value-type="float">
            <text:p>4.809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17574193549" calcext:value-type="float">
            <text:p>5.007175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2776" calcext:value-type="float">
            <text:p>5.09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1525" calcext:value-type="float">
            <text:p>4.649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14392" calcext:value-type="float">
            <text:p>4.30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07275" calcext:value-type="float">
            <text:p>4.0110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75771428572" calcext:value-type="float">
            <text:p>3.93975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67380645161" calcext:value-type="float">
            <text:p>4.1866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0128" calcext:value-type="float">
            <text:p>4.39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69883870968" calcext:value-type="float">
            <text:p>4.4606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4368" calcext:value-type="float">
            <text:p>4.4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20567741935" calcext:value-type="float">
            <text:p>4.7182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016619354839" calcext:value-type="float">
            <text:p>4.8201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9408" calcext:value-type="float">
            <text:p>4.58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80077419355" calcext:value-type="float">
            <text:p>4.3668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192" calcext:value-type="float">
            <text:p>4.0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3345" calcext:value-type="float">
            <text:p>3.8193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57942857143" calcext:value-type="float">
            <text:p>3.8195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71174193548" calcext:value-type="float">
            <text:p>3.9617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62787096774" calcext:value-type="float">
            <text:p>3.9666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6456" calcext:value-type="float">
            <text:p>4.0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25832258065" calcext:value-type="float">
            <text:p>4.3282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07152" calcext:value-type="float">
            <text:p>4.3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051" calcext:value-type="float">
            <text:p>4.599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841987096774" calcext:value-type="float">
            <text:p>4.5884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71535483871" calcext:value-type="float">
            <text:p>4.248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13316129032" calcext:value-type="float">
            <text:p>4.1011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7" calcext:value-type="float">
            <text:p>3.9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757651612903" calcext:value-type="float">
            <text:p>3.8875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2552" calcext:value-type="float">
            <text:p>4.0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5672" calcext:value-type="float">
            <text:p>4.3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01703225807" calcext:value-type="float">
            <text:p>4.4010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86090322581" calcext:value-type="float">
            <text:p>4.3808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4072" calcext:value-type="float">
            <text:p>4.29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8512" calcext:value-type="float">
            <text:p>4.2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93780645161" calcext:value-type="float">
            <text:p>4.012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43857142857" calcext:value-type="float">
            <text:p>3.94443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41316129032" calcext:value-type="float">
            <text:p>4.0554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1488" calcext:value-type="float">
            <text:p>4.0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378" calcext:value-type="float">
            <text:p>4.16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28516129032" calcext:value-type="float">
            <text:p>4.1742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8728" calcext:value-type="float">
            <text:p>4.8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561470967742" calcext:value-type="float">
            <text:p>4.6356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48" calcext:value-type="float">
            <text:p>4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065290322581" calcext:value-type="float">
            <text:p>4.240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8296" calcext:value-type="float">
            <text:p>3.91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43767741935" calcext:value-type="float">
            <text:p>3.9074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18057142857" calcext:value-type="float">
            <text:p>3.7851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165987096774" calcext:value-type="float">
            <text:p>3.8416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63536842105" calcext:value-type="float">
            <text:p>3.960635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0968" calcext:value-type="float">
            <text:p>4.0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80774193548" calcext:value-type="float">
            <text:p>3.9678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7632" calcext:value-type="float">
            <text:p>4.09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15458064516" calcext:value-type="float">
            <text:p>4.469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68973913043" calcext:value-type="float">
            <text:p>4.524689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93903448276" calcext:value-type="float">
            <text:p>4.0579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2095483871" calcext:value-type="float">
            <text:p>4.073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7784" calcext:value-type="float">
            <text:p>3.99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01703225807" calcext:value-type="float">
            <text:p>4.0200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85489655172" calcext:value-type="float">
            <text:p>3.87085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924" calcext:value-type="float">
            <text:p>3.9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21290322581" calcext:value-type="float">
            <text:p>4.149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0216" calcext:value-type="float">
            <text:p>4.0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47509677419" calcext:value-type="float">
            <text:p>4.0224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01392" calcext:value-type="float">
            <text:p>4.06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93703225806" calcext:value-type="float">
            <text:p>4.1419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15148387097" calcext:value-type="float">
            <text:p>4.2231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5736" calcext:value-type="float">
            <text:p>4.03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427388235294" calcext:value-type="float">
            <text:p>3.984273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562141935484" calcext:value-type="float">
            <text:p>4.0256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553714285714" calcext:value-type="float">
            <text:p>4.0255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11303225806" calcext:value-type="float">
            <text:p>4.0261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32438709677" calcext:value-type="float">
            <text:p>4.2423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4648" calcext:value-type="float">
            <text:p>4.3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363122580645" calcext:value-type="float">
            <text:p>4.4236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55688" calcext:value-type="float">
            <text:p>4.52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40387096774" calcext:value-type="float">
            <text:p>4.460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68512" calcext:value-type="float">
            <text:p>4.67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157212903226" calcext:value-type="float">
            <text:p>4.491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42816" calcext:value-type="float">
            <text:p>4.2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57625806452" calcext:value-type="float">
            <text:p>4.0575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39971428572" calcext:value-type="float">
            <text:p>4.12339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03587096774" calcext:value-type="float">
            <text:p>4.1830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34296774194" calcext:value-type="float">
            <text:p>4.194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8496" calcext:value-type="float">
            <text:p>4.2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860977777778" calcext:value-type="float">
            <text:p>4.08860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06658064516" calcext:value-type="float">
            <text:p>4.5270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071019354839" calcext:value-type="float">
            <text:p>4.6007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4128" calcext:value-type="float">
            <text:p>4.54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071638709677" calcext:value-type="float">
            <text:p>4.3307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38" calcext:value-type="float">
            <text:p>4.1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07483870968" calcext:value-type="float">
            <text:p>4.0400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95685714286" calcext:value-type="float">
            <text:p>4.1179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63406451613" calcext:value-type="float">
            <text:p>4.0776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64256" calcext:value-type="float">
            <text:p>4.11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61048275862" calcext:value-type="float">
            <text:p>4.13561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857109677419" calcext:value-type="float">
            <text:p>4.0285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6656" calcext:value-type="float">
            <text:p>4.13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64258064516" calcext:value-type="float">
            <text:p>4.563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02933333333" calcext:value-type="float">
            <text:p>4.72202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83974193548" calcext:value-type="float">
            <text:p>4.2238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9368" calcext:value-type="float">
            <text:p>4.16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875612903226" calcext:value-type="float">
            <text:p>4.058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93964137931" calcext:value-type="float">
            <text:p>3.99939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44438709677" calcext:value-type="float">
            <text:p>4.0594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90451612903" calcext:value-type="float">
            <text:p>4.2259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7312" calcext:value-type="float">
            <text:p>4.22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294322580645" calcext:value-type="float">
            <text:p>4.2529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21808" calcext:value-type="float">
            <text:p>4.34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61135483871" calcext:value-type="float">
            <text:p>4.559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91096774194" calcext:value-type="float">
            <text:p>4.547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228" calcext:value-type="float">
            <text:p>4.61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19638709678" calcext:value-type="float">
            <text:p>4.36119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655" calcext:value-type="float">
            <text:p>4.097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607733333333" calcext:value-type="float">
            <text:p>3.8360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12971428572" calcext:value-type="float">
            <text:p>3.86812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962914285714" calcext:value-type="float">
            <text:p>3.9996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7616" calcext:value-type="float">
            <text:p>4.13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08977777778" calcext:value-type="float">
            <text:p>4.37308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3528" calcext:value-type="float">
            <text:p>4.32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1809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14666666667" calcext:value-type="float">
            <text:p>4.4331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234" meta:object-count="0"/>
    <meta:user-defined meta:name="AppVersion">3.0</meta:user-defined>
  </office:meta>
</office:document-meta>
</file>